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Noto Sans Arabic1" svg:font-family="'Noto Sans Arabi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</style:style>
    <style:style style:name="P2" style:family="paragraph" style:parent-style-name="Heading_20_2">
      <style:paragraph-properties fo:text-align="end" style:justify-single-word="false" style:writing-mode="rl-tb"/>
    </style:style>
    <style:style style:name="P3" style:family="paragraph" style:parent-style-name="Standard">
      <style:paragraph-properties fo:text-align="end" style:justify-single-word="false" style:writing-mode="rl-tb"/>
      <style:text-properties officeooo:rsid="001f9c04" officeooo:paragraph-rsid="001f9c04"/>
    </style:style>
    <style:style style:name="T1" style:family="text">
      <style:text-properties officeooo:rsid="001f9c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xxxxxxxxxxxxxxxx</text:p>
    </office:text>
  </office:body>
</office:document-content>
</file>

<file path=styles.xml><?xml version="1.0" encoding="utf-8"?>
<office:document-styles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Noto Sans Arabic1" svg:font-family="'Noto Sans Arabi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" style:font-size-complex="12pt" style:language-complex="ar" style:country-complex="OM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" style:font-size-complex="12pt" style:language-complex="ar" style:country-complex="OM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1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Arabic1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1" style:font-family-complex="'Noto Sans Arabic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4-02T10:57:36.774720876</meta:creation-date>
    <dc:date>2020-04-15T18:20:12.010836778</dc:date>
    <meta:editing-duration>PT4M16S</meta:editing-duration>
    <meta:editing-cycles>2</meta:editing-cycles>
    <meta:generator>LibreOfficeDev/7.0.0.0.alpha0$Linux_X86_64 LibreOffice_project/24e1563b5db3de5abac0d4fd0f737ec319e703e8</meta:generator>
    <meta:document-statistic meta:table-count="0" meta:image-count="0" meta:object-count="0" meta:page-count="1" meta:paragraph-count="1" meta:word-count="1" meta:character-count="16" meta:non-whitespace-character-count="16"/>
  </office:meta>
</office:document-meta>
</file>